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Heading_20_1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/>
      <style:text-properties style:font-name="Ubuntu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to do Curso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5T02:23:56.337000000</meta:creation-date>
    <dc:date>2025-03-25T02:25:20.094000000</dc:date>
    <meta:editing-duration>PT1M26S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4"/>
    <meta:generator>LibreOffice/24.2.2.2$Windows_X86_64 LibreOffice_project/d56cc158d8a96260b836f100ef4b4ef25d6f1a01</meta:generator>
  </office:meta>
</office:document-meta>
</file>